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e8f" officeooo:paragraph-rsid="0015de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3 – Panneaux de signalisation</text:p>
      <text:p text:style-name="P1"/>
      <text:p text:style-name="P1"><text:a xlink:type="simple" xlink:href="https://www.geogebra.org/classic/cmxphthy" text:style-name="Internet_20_link" text:visited-style-name="Visited_20_Internet_20_Link">https://www.geogebra.org/classic/cmxphthy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0:17:42.581000000</meta:creation-date>
    <dc:date>2024-09-17T10:22:08.594000000</dc:date>
    <meta:editing-duration>PT4M25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" meta:word-count="6" meta:character-count="79" meta:non-whitespace-character-count="74"/>
  </office:meta>
</office:document-meta>
</file>